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0.6217in"/>
    </style:style>
    <style:style style:name="co15" style:family="table-column">
      <style:table-column-properties fo:break-before="auto" style:column-width="0.6535in"/>
    </style:style>
    <style:style style:name="co16" style:family="table-column">
      <style:table-column-properties fo:break-before="auto" style:column-width="1.8402in"/>
    </style:style>
    <style:style style:name="co17" style:family="table-column">
      <style:table-column-properties fo:break-before="auto" style:column-width="1.6252in"/>
    </style:style>
    <style:style style:name="co18" style:family="table-column">
      <style:table-column-properties fo:break-before="auto" style:column-width="3.1209in"/>
    </style:style>
    <style:style style:name="co19" style:family="table-column">
      <style:table-column-properties fo:break-before="auto" style:column-width="4.1646in"/>
    </style:style>
    <style:style style:name="co20" style:family="table-column">
      <style:table-column-properties fo:break-before="auto" style:column-width="1.1972in"/>
    </style:style>
    <style:style style:name="co21" style:family="table-column">
      <style:table-column-properties fo:break-before="auto" style:column-width="2.7764in"/>
    </style:style>
    <style:style style:name="co22" style:family="table-column">
      <style:table-column-properties fo:break-before="auto" style:column-width="1.7543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1681in" fo:break-before="auto" style:use-optimal-row-height="true"/>
    </style:style>
    <style:style style:name="ro27" style:family="table-row">
      <style:table-row-properties style:row-height="0.8909in" fo:break-before="auto" style:use-optimal-row-height="false"/>
    </style:style>
    <style:style style:name="ro28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3" table:visibility="collapse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10" table:default-cell-style-name="Default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47">
            <text:p>47</text:p>
          </table:table-cell>
          <table:table-cell table:style-name="ce59" table:formula="of:=COUNTIF([.N$7:.N$1001];[.$K1])" office:value-type="float" office:value="48">
            <text:p>48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 table:visibility="filter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3">
            <text:p>3</text:p>
          </table:table-cell>
          <table:table-cell table:style-name="ce59" table:formula="of:=COUNTIF([.N$7:.N$1001];[.$K2])" office:value-type="float" office:value="2">
            <text:p>2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 table:visibility="filter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 table:visibility="filter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50" table:number-columns-spanned="3" table:number-rows-spanned="1">
            <text:p>50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 table:visibility="filter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 table:visibility="filter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number-columns-repeated="2" table:style-name="ce61" office:value-type="string">
            <text:p>Tester</text:p>
          </table:table-cell>
          <table:table-cell table:style-name="ce62" office:value-type="string">
            <text:p>IE7</text:p>
          </table:table-cell>
          <table:table-cell table:style-name="ce62" office:value-type="string">
            <text:p>FireFox3.5</text:p>
          </table:table-cell>
          <table:table-cell table:style-name="ce62" office:value-type="string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 table:visibility="filter">
          <table:table-cell table:style-name="ce24" office:value-type="float" office:value="1">
            <text:p>001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</text:span><text:span text:style-name="T6">on 1 </text:span><text:span text:style-name="T6">category and </text:span><text:span text:style-name="T6">select Edit</text:span></text:p>
            <text:p><text:span text:style-name="T6">- Change </text:span><text:span text:style-name="T6">values</text:span></text:p>
            <text:p><text:span text:style-name="T4">Delete</text:span></text:p>
            <text:p><text:span text:style-name="T7">- Right click </text:span><text:span text:style-name="T7">on 1 </text:span><text:span text:style-name="T7">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</text:span><text:span text:style-name="T7">on 1 </text:span><text:span text:style-name="T7">category and </text:span><text:span text:style-name="T7">select Move</text:span></text:p>
            <text:p><text:span text:style-name="T7">- Choose </text:span><text:span text:style-name="T7">destination </text:span><text:span text:style-name="T7">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384</text:p>
          </table:table-cell>
          <table:table-cell table:style-name="ce40" table:number-columns-repeated="5"/>
          <table:table-cell table:number-columns-repeated="1004"/>
        </table:table-row>
        <table:table-row table:style-name="ro12" table:visibility="filter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</text:span><text:span text:style-name="T8">on 1 </text:span><text:span text:style-name="T8">category and </text:span><text:span text:style-name="T8">select Import</text:span></text:p>
            <text:p><text:span text:style-name="T8">- Choose the </text:span><text:span text:style-name="T8">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 table:visibility="filter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4" table:visibility="filter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</text:span><text:span text:style-name="T4">Question</text:span></text:p>
            <text:p>- Select 1 category and click on Submit question</text:p>
            <text:p>- Put values</text:p>
            <text:p><text:span text:style-name="T4">Edit </text:span><text:span text:style-name="T4">Question</text:span></text:p>
            <text:p>- Right click on a question and select Edit</text:p>
            <text:p>- Change values</text:p>
            <text:p><text:span text:style-name="T4">Delete </text:span><text:span text:style-name="T4">Question</text:span></text:p>
            <text:p><text:span text:style-name="T7">- Right click </text:span><text:span text:style-name="T7">on a </text:span><text:span text:style-name="T7">question and </text:span><text:span text:style-name="T7">select Delete</text:span></text:p>
            <text:p><text:span text:style-name="T4">Move </text:span><text:span text:style-name="T4">Question</text:span></text:p>
            <text:p><text:span text:style-name="T9">- Right click </text:span><text:span text:style-name="T9">on question </text:span><text:span text:style-name="T9">and select </text:span><text:span text:style-name="T9">Move to </text:span></text:p>
            <text:p><text:span text:style-name="T9">- Select </text:span><text:span text:style-name="T9">destination </text:span><text:span text:style-name="T9">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 table:visibility="filter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 table:visibility="filter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 table:visibility="filter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</text:span><text:span text:style-name="T4">approve</text:span></text:p>
            <text:p><text:span text:style-name="T10">- Select All </text:span><text:span text:style-name="T10">Question tab</text:span></text:p>
            <text:p>- Click Disapprove icon on approved question</text:p>
            <text:p><text:span text:style-name="T8">- Click </text:span><text:span text:style-name="T8">Approve icon </text:span><text:span text:style-name="T8">on </text:span><text:span text:style-name="T8">disapproved </text:span><text:span text:style-name="T8">question</text:span></text:p>
            <text:p><text:span text:style-name="T4">Active/Inacti</text:span><text:span text:style-name="T4">ve</text:span><text:span text:style-name="T5"> </text:span></text:p>
            <text:p><text:span text:style-name="T11">- Select All </text:span><text:span text:style-name="T11">Question tab</text:span></text:p>
            <text:p><text:span text:style-name="T8">- Click </text:span><text:span text:style-name="T8">Inactivate </text:span><text:span text:style-name="T8">icon on </text:span><text:span text:style-name="T8">activated </text:span><text:span text:style-name="T8">question</text:span></text:p>
            <text:p><text:span text:style-name="T8">- Click </text:span><text:span text:style-name="T8">Activate icon </text:span><text:span text:style-name="T8">on inactivate </text:span><text:span text:style-name="T8">question</text:span></text:p>
            <text:p><text:span text:style-name="T4">Answer </text:span><text:span text:style-name="T4">question</text:span></text:p>
            <text:p><text:span text:style-name="T11">- Select </text:span><text:span text:style-name="T11">Open </text:span><text:span text:style-name="T11">Question tab</text:span></text:p>
            <text:p><text:span text:style-name="T8">- Click </text:span><text:span text:style-name="T8">Answer on </text:span><text:span text:style-name="T8">question </text:span><text:span text:style-name="T8">want to </text:span><text:span text:style-name="T8">answer</text:span></text:p>
            <text:p><text:span text:style-name="T8">- Put values</text:span></text:p>
            <text:p><text:span text:style-name="T4">Edit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edit</text:span></text:p>
            <text:p><text:span text:style-name="T8">- Put values</text:span></text:p>
            <text:p><text:span text:style-name="T4">Delete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</text:span><text:span text:style-name="T8">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 table:visibility="filter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</text:span><text:span text:style-name="T4">answers</text:span></text:p>
            <text:p>- Click Answer button</text:p>
            <text:p>- Put values </text:p>
            <text:p><text:span text:style-name="T4">Edit</text:span></text:p>
            <text:p><text:span text:style-name="T9">- Open </text:span><text:span text:style-name="T9">question </text:span><text:span text:style-name="T9">having </text:span><text:span text:style-name="T9">answers </text:span></text:p>
            <text:p><text:span text:style-name="T9">- Click Edit </text:span><text:span text:style-name="T9">icon in </text:span><text:span text:style-name="T9">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</text:span><text:span text:style-name="T7">question </text:span><text:span text:style-name="T7">having </text:span><text:span text:style-name="T7">answers </text:span></text:p>
            <text:p><text:span text:style-name="T7">- Click Delete </text:span><text:span text:style-name="T7">icon in </text:span><text:span text:style-name="T7">answer of </text:span><text:span text:style-name="T7">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 table:visibility="filter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 table:visibility="filter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0" table:visibility="filter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</text:span><text:span text:style-name="T4">comment in </text:span><text:span text:style-name="T4">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</text:span><text:span text:style-name="T8">question </text:span><text:span text:style-name="T8">having </text:span><text:span text:style-name="T8">comment</text:span></text:p>
            <text:p><text:span text:style-name="T8">- Click Delete </text:span><text:span text:style-name="T8">icon on </text:span><text:span text:style-name="T8">comment</text:span></text:p>
            <text:p><text:span text:style-name="T4">Promote a </text:span><text:span text:style-name="T4">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 table:visibility="filter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 table:visibility="filter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 table:visibility="filter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4" table:visibility="filter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</text:span><text:span text:style-name="T4">category</text:span></text:p>
            <text:p>- Go to Forum</text:p>
            <text:p>- Click on Add Category</text:p>
            <text:p>- Put values</text:p>
            <text:p><text:span text:style-name="T4">Edit </text:span><text:span text:style-name="T4">category</text:span></text:p>
            <text:p>- Select 1 category</text:p>
            <text:p>- Click on Manage category → Edit</text:p>
            <text:p>- Put values</text:p>
            <text:p><text:span text:style-name="T4">Delete </text:span><text:span text:style-name="T4">category</text:span></text:p>
            <text:p><text:span text:style-name="T8">- Click on </text:span><text:span text:style-name="T8">Manage </text:span><text:span text:style-name="T8">category → </text:span><text:span text:style-name="T8">Delete</text:span></text:p>
            <text:p><text:span text:style-name="T8">- Click OK on </text:span><text:span text:style-name="T8">confirm </text:span><text:span text:style-name="T8">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 table:visibility="filter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</text:span><text:span text:style-name="T4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</text:span><text:span text:style-name="T12">category</text:span></text:p>
            <text:p><text:span text:style-name="T7">- Go to </text:span><text:span text:style-name="T7">Forum page</text:span></text:p>
            <text:p><text:span text:style-name="T8">- Click on </text:span><text:span text:style-name="T8">Administratio</text:span><text:span text:style-name="T8">n → Import</text:span></text:p>
            <text:p><text:span text:style-name="T8">- Browse a </text:span><text:span text:style-name="T8">file</text:span></text:p>
            <text:p><text:span text:style-name="T8">- Click Save</text:span></text:p>
            <text:p><text:span text:style-name="T4">Export </text:span><text:span text:style-name="T4">forum in </text:span><text:span text:style-name="T4">category</text:span></text:p>
            <text:p><text:span text:style-name="T10">- Select 1 </text:span><text:span text:style-name="T10">category has </text:span><text:span text:style-name="T10">forum(s)</text:span></text:p>
            <text:p><text:span text:style-name="T10">- Click on </text:span><text:span text:style-name="T10">Manage </text:span><text:span text:style-name="T10">Categoy → </text:span><text:span text:style-name="T10">Export </text:span><text:span text:style-name="T10">Forum(s)</text:span></text:p>
            <text:p><text:span text:style-name="T10">- Select </text:span><text:span text:style-name="T10">forum(s) to </text:span><text:span text:style-name="T10">export</text:span></text:p>
            <text:p><text:span text:style-name="T10">- Click Save</text:span></text:p>
            <text:p><text:span text:style-name="T12">Import </text:span><text:span text:style-name="T12">forum in </text:span><text:span text:style-name="T12">category</text:span></text:p>
            <text:p><text:span text:style-name="T11">- Select 1 </text:span><text:span text:style-name="T11">category </text:span></text:p>
            <text:p><text:span text:style-name="T11">- Click on </text:span><text:span text:style-name="T11">Manage </text:span><text:span text:style-name="T11">Categoy </text:span><text:span text:style-name="T11">→Import </text:span><text:span text:style-name="T11">Forum</text:span></text:p>
            <text:p><text:span text:style-name="T11">- Browse a </text:span><text:span text:style-name="T11">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9" table:visibility="filter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 table:visibility="filter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</text:span><text:span text:style-name="T4">forum</text:span> 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Lock/Unlock</text:span></text:p>
            <text:p><text:span text:style-name="T4">Open/Close </text:span><text:span text:style-name="T4">forum 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Open/Close</text:span></text:p>
            <text:p><text:span text:style-name="T4">Manage </text:span><text:span text:style-name="T4">watch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Manage </text:span><text:span text:style-name="T8">Watch</text:span></text:p>
            <text:p><text:span text:style-name="T4">Manage Ban </text:span><text:span text:style-name="T4">IP in 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Ban Ips</text:span></text:p>
            <text:p><text:span text:style-name="T8">- Put IP </text:span><text:span text:style-name="T8">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0" table:visibility="filter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Delete</text:span></text:p>
            <text:p><text:span text:style-name="T4">Mov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Move</text:span></text:p>
            <text:p><text:span text:style-name="T8">- Choose the </text:span><text:span text:style-name="T8">destination </text:span><text:span text:style-name="T8">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 table:visibility="filter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</text:span><text:span text:style-name="T4">topic</text:span></text:p>
            <text:p>- Click on More action → Lock/Unlock </text:p>
            <text:p><text:span text:style-name="T4">Close/Open </text:span><text:span text:style-name="T4">topic</text:span></text:p>
            <text:p><text:span text:style-name="T8">- Click on </text:span><text:span text:style-name="T8">More action </text:span><text:span text:style-name="T8">→ </text:span><text:span text:style-name="T8">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 table:visibility="filter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 table:visibility="filter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1" table:visibility="filter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</text:span><text:span text:style-name="T4">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 table:visibility="filter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</text:span><text:span text:style-name="T4">post</text:span></text:p>
            <text:p>- Click Private button</text:p>
            <text:p><text:span text:style-name="T4">Quote a </text:span><text:span text:style-name="T4">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 table:visibility="filter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 table:visibility="filter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 table:visibility="filter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 table:visibility="filter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2" table:visibility="filter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1" table:visibility="filter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</text:span><text:span text:style-name="T4">profile </text:span><text:span text:style-name="T4">information</text:span></text:p>
            <text:p>- Click on Profile tab</text:p>
            <text:p>- Chang profile information</text:p>
            <text:p><text:span text:style-name="T4">Change </text:span><text:span text:style-name="T4">forum </text:span><text:span text:style-name="T4">settings</text:span></text:p>
            <text:p><text:span text:style-name="T8">- Click on </text:span><text:span text:style-name="T8">Forum </text:span><text:span text:style-name="T8">settings tab</text:span></text:p>
            <text:p><text:span text:style-name="T8">- Chang </text:span><text:span text:style-name="T8">forum </text:span><text:span text:style-name="T8">information</text:span></text:p>
            <text:p><text:span text:style-name="T4">Manage my </text:span><text:span text:style-name="T4">subscriptio</text:span><text:span text:style-name="T4">n</text:span></text:p>
            <text:p><text:span text:style-name="T8">- Click on My </text:span><text:span text:style-name="T8">subscriptions </text:span><text:span text:style-name="T8">tab</text:span></text:p>
            <text:p><text:span text:style-name="T8">- Chang </text:span><text:span text:style-name="T8">subscriptions </text:span><text:span text:style-name="T8">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3" table:visibility="filter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</text:span><text:span text:style-name="T4">user profile</text:span></text:p>
            <text:p>- Click on Profile tab</text:p>
            <text:p>- Change information</text:p>
            <text:p><text:span text:style-name="T4">Change </text:span><text:span text:style-name="T4">user setting</text:span></text:p>
            <text:p><text:span text:style-name="T8">- Click on </text:span><text:span text:style-name="T8">Setting tab</text:span></text:p>
            <text:p><text:span text:style-name="T8">- Change </text:span><text:span text:style-name="T8">information</text:span></text:p>
            <text:p><text:span text:style-name="T4">Ban User</text:span></text:p>
            <text:p><text:span text:style-name="T8">- Click on </text:span><text:span text:style-name="T8">Ban Uses </text:span><text:span text:style-name="T8">tab</text:span></text:p>
            <text:p><text:span text:style-name="T8">- Change </text:span><text:span text:style-name="T8">information</text:span></text:p>
            <text:p><text:span text:style-name="T4">View all </text:span><text:span text:style-name="T4">topics of </text:span><text:span text:style-name="T4">User</text:span></text:p>
            <text:p><text:span text:style-name="T8">- Click on </text:span><text:span text:style-name="T8">Topic tab</text:span></text:p>
            <text:p><text:span text:style-name="T4">View add </text:span><text:span text:style-name="T4">posts by </text:span><text:span text:style-name="T4">User</text:span></text:p>
            <text:p><text:span text:style-name="T8">- Click on </text:span><text:span text:style-name="T8">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2" table:visibility="filter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 table:visibility="filter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 table:visibility="filter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 table:visibility="filter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2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371</text:p>
          </table:table-cell>
          <table:table-cell table:style-name="ce40" table:number-columns-repeated="5"/>
          <table:table-cell table:number-columns-repeated="1004"/>
        </table:table-row>
        <table:table-row table:style-name="ro11" table:visibility="filter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3" table:visibility="filter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</text:span><text:span text:style-name="T10">toolbar </text:span><text:span text:style-name="T10">action</text:span></text:p>
            <text:p><text:span text:style-name="T10">- Input data </text:span><text:span text:style-name="T10">valid for Title </text:span><text:span text:style-name="T10">page and </text:span><text:span text:style-name="T10">Page's </text:span><text:span text:style-name="T10">content</text:span></text:p>
            <text:p><text:span text:style-name="T10">- Click on </text:span><text:span text:style-name="T13">Save </text:span><text:span text:style-name="T10">icon in </text:span><text:span text:style-name="T10">toolbar</text:span></text:p>
            <text:p><text:span text:style-name="T4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4">Delete page</text:span></text:p>
            <text:p><text:span text:style-name="T18">- Open an </text:span><text:span text:style-name="T18">existing page </text:span><text:span text:style-name="T18">by clicking </text:span><text:span text:style-name="T18">on page </text:span><text:span text:style-name="T18">name in </text:span><text:span text:style-name="T18">navigation </text:span><text:span text:style-name="T18">tree.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 table:visibility="filter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</text:span><text:span text:style-name="T17">action</text:span></text:p>
            <text:p><text:span text:style-name="T17">- Click on </text:span><text:span text:style-name="T16">Rich Text <text:s/></text:span><text:span text:style-name="T16">Editor </text:span><text:span text:style-name="T17">icon </text:span><text:span text:style-name="T17">in toolbar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7">- Insert </text:span><text:span text:style-name="T17">image, link, </text:span><text:span text:style-name="T17">table and </text:span><text:span text:style-name="T17">macro... to </text:span><text:span text:style-name="T17">page's </text:span><text:span text:style-name="T17">content</text:span></text:p>
            <text:p><text:span text:style-name="T17">- Click on </text:span><text:span text:style-name="T16">Save </text:span><text:span text:style-name="T17">icon in </text:span><text:span text:style-name="T17">toolbar</text:span></text:p>
            <text:p><text:span text:style-name="T22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22">Delete page</text:span></text:p>
            <text:p><text:span text:style-name="T23">- Open an </text:span><text:span text:style-name="T23">existing page </text:span><text:span text:style-name="T23">by clicking </text:span><text:span text:style-name="T23">on page </text:span><text:span text:style-name="T23">name in </text:span><text:span text:style-name="T23">navigation </text:span><text:span text:style-name="T23">tree.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 table:visibility="filter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</text:span><text:span text:style-name="T10">correspondin</text:span><text:span text:style-name="T10">g of </text:span><text:span text:style-name="T10">paragraph </text:span><text:span text:style-name="T10">that you want </text:span><text:span text:style-name="T10">to edit</text:span></text:p>
            <text:p><text:span text:style-name="T10">- Change </text:span><text:span text:style-name="T10">content and </text:span><text:span text:style-name="T10">click on </text:span><text:span text:style-name="T13">Save </text:span><text:span text:style-name="T10">icon in tool </text:span><text:span text:style-name="T10">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 table:visibility="filter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 table:visibility="filter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Move </text:span><text:span text:style-name="T10">action in </text:span><text:span text:style-name="T10">menu</text:span></text:p>
            <text:p><text:span text:style-name="T10">- In Move </text:span><text:span text:style-name="T10">form: Select </text:span><text:span text:style-name="T10">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 table:visibility="filter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Watch/Unwa</text:span><text:span text:style-name="T13">tch </text:span><text:span text:style-name="T10">action in </text:span><text:span text:style-name="T10">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office:value-type="string">
            <text:p>Failed</text:p>
          </table:table-cell>
          <table:table-cell table:style-name="ce40" office:value-type="string">
            <text:p>Passed</text:p>
          </table:table-cell>
          <table:table-cell table:style-name="ce40" office:value-type="string">
            <text:p>KS-4355</text:p>
          </table:table-cell>
          <table:table-cell table:style-name="ce40" table:number-columns-repeated="5"/>
          <table:table-cell table:number-columns-repeated="1004"/>
        </table:table-row>
        <table:table-row table:style-name="ro24" table:visibility="filter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 table:visibility="filter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</text:span><text:span text:style-name="T10">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 table:visibility="filter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</text:span><text:span text:style-name="T8">Search </text:span><text:span text:style-name="T8">screen by </text:span><text:span text:style-name="T8">executing </text:span><text:span text:style-name="T8">quick search</text:span></text:p>
            <text:p><text:span text:style-name="T8">- In Search </text:span><text:span text:style-name="T8">screen</text:span><text:span text:style-name="T11"> form: </text:span><text:span text:style-name="T11">input </text:span><text:span text:style-name="T11">keyword, </text:span><text:span text:style-name="T11">select space </text:span><text:span text:style-name="T11">in drop down </text:span><text:span text:style-name="T11">list and click </text:span><text:span text:style-name="T11">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 table:visibility="filter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</text:span><text:span text:style-name="T10">top right and </text:span><text:span text:style-name="T10">select </text:span><text:span text:style-name="T13">Space </text:span><text:span text:style-name="T13">Settings </text:span><text:span text:style-name="T10">action</text:span></text:p>
            <text:p><text:span text:style-name="T10">- Click </text:span><text:span text:style-name="T10">Template </text:span><text:span text:style-name="T10">link, Search </text:span><text:span text:style-name="T10">Template</text:span></text:p>
            <text:p><text:span text:style-name="T10">- Add more </text:span><text:span text:style-name="T10">Template</text:span></text:p>
            <text:p><text:span text:style-name="T10">- Preview </text:span><text:span text:style-name="T10">Template</text:span></text:p>
            <text:p><text:span text:style-name="T10">- Delete </text:span><text:span text:style-name="T10">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 table:visibility="filter">
          <table:table-cell table:style-name="ce25" office:value-type="float" office:value="50">
            <text:p>050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</text:span><text:span text:style-name="T10">Permissions </text:span><text:span text:style-name="T10">link</text:span></text:p>
            <text:p><text:span text:style-name="T10">- Add </text:span><text:span text:style-name="T10">Permissions</text:span></text:p>
            <text:p><text:span text:style-name="T10">- Edit </text:span><text:span text:style-name="T10">Permissions</text:span></text:p>
            <text:p><text:span text:style-name="T10">- Delete </text:span><text:span text:style-name="T10">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" table:number-rows-repeated="9">
          <table:table-cell table:style-name="ce26" table:number-columns-repeated="2"/>
          <table:table-cell table:style-name="ce27"/>
          <table:table-cell table:style-name="ce45" table:number-columns-repeated="3"/>
          <table:table-cell table:style-name="ce53"/>
          <table:table-cell table:style-name="ce45"/>
          <table:table-cell table:style-name="ce57"/>
          <table:table-cell table:style-name="ce45" table:number-columns-repeated="1015"/>
        </table:table-row>
        <table:table-row table:style-name="ro1" table:number-rows-repeated="10">
          <table:table-cell table:style-name="ce27" table:number-columns-repeated="3"/>
          <table:table-cell table:style-name="ce45" table:number-columns-repeated="1021"/>
        </table:table-row>
        <table:table-row table:style-name="ro25" table:number-rows-repeated="27">
          <table:table-cell table:style-name="ce27" table:number-columns-repeated="3"/>
          <table:table-cell table:style-name="ce45" table:number-columns-repeated="1021"/>
        </table:table-row>
        <table:table-row table:style-name="ro26" table:number-rows-repeated="104847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ummary_Report" table:style-name="ta1" table:print="false">
        <table:table-column table:style-name="co16" table:default-cell-style-name="ce68"/>
        <table:table-column table:style-name="co3" table:default-cell-style-name="ce71"/>
        <table:table-column table:style-name="co17" table:default-cell-style-name="ce73"/>
        <table:table-column table:style-name="co18" table:default-cell-style-name="ce74"/>
        <table:table-column table:style-name="co19" table:default-cell-style-name="ce72"/>
        <table:table-column table:style-name="co3" table:default-cell-style-name="ce78"/>
        <table:table-column table:style-name="co20" table:default-cell-style-name="ce81"/>
        <table:table-column table:style-name="co3" table:default-cell-style-name="ce81"/>
        <table:table-column table:style-name="co21" table:default-cell-style-name="ce84"/>
        <table:table-column table:style-name="co22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</text:span><text:span text:style-name="T28">version: </text:span><text:span text:style-name="T28">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7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9]=[.$A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8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9]=[.$A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9]=[.$A6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9]=[.$A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9]=[.$A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9]=[.$A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9]=[.$A1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9]=[.$A1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9]=[.$A1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9]=[.$A1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9]=[.$A1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9]=[.$A1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9]=[.$A1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9]=[.$A1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9]=[.$A1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9]=[.$A1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9]=[.$A20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9]=[.$A2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9]=[.$A2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9]=[.$A2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9]=[.$A2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9]=[.$A2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9]=[.$A2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9]=[.$A2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9]=[.$A2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9]=[.$A2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9]=[.$A3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74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9]=[.$A3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9]=[.$A3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9]=[.$A3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74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9]=[.$A3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74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9]=[.$A3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74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9]=[.$A3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74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9]=[.$A3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tlet</text:p>
          </table:table-cell>
          <table:table-cell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9]=[.$A3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74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9]=[.$A3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9]=[.$A4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74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9]=[.$A4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9]=[.$A4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9]=[.$A4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9]=[.$A44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9]=[.$A4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9]=[.$A4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9]=[.$A4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9]=[.$A48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9]=[.$A4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9]=[.$A5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9]=[.$A5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T_01</text:p>
          </table:table-cell>
          <table:table-cell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office:value-type="string">
            <text:p>Setting for space</text:p>
          </table:table-cell>
          <table:table-cell table:formula="of:=SUMPRODUCT(([SniffTest.B$5:SniffTest.B$1009]=[.$A52])*([SniffTest.A$5:SniffTest.A$1009]&lt;&gt;&quot;&quot;))" office:value-type="float" office:value="2">
            <text:p>2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office:value-type="string">
            <text:p>Update Source Code: Merge Space Setting</text:p>
          </table:table-cell>
          <table:table-cell table:number-columns-repeated="2"/>
        </table:table-row>
        <table:table-row table:style-name="ro1" table:number-rows-repeated="10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1:SniffTest.Q56" table:display-filter-buttons="true">
          <table:filter>
            <table:filter-and>
              <table:filter-condition table:field-number="12" table:value="Failed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8-12-16T22:10:12</meta:creation-date>
    <dc:date>2012-07-10T17:52:07</dc:date>
    <meta:printed-by>Thanh Cong Nguyen</meta:printed-by>
    <meta:print-date>2009-03-06T17:07:42</meta:print-date>
    <dc:language>en-US</dc:language>
    <meta:editing-cycles>261</meta:editing-cycles>
    <meta:editing-duration>P9DT6H12M15S</meta:editing-duration>
    <meta:document-statistic meta:table-count="3" meta:cell-count="1224" meta:object-count="0"/>
    <meta:user-defined meta:name="Info 1"/>
    <meta:user-defined meta:name="Info 2"/>
    <meta:user-defined meta:name="Info 3"/>
    <meta:user-defined meta:name="Info 4"/>
  </office:meta>
</office:document-meta>
</file>